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6fb" officeooo:paragraph-rsid="001f46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(Parte de piata)</text:p>
      <text:p text:style-name="P1"/>
      <text:p text:style-name="P1">A/(A+B+C) * 100 ← pentru compania A</text:p>
      <text:p text:style-name="P1">B/(A+B+C) * 100 ← pentru compania B</text:p>
      <text:p text:style-name="P1">C/(A+B+C) * 100 ← pentru compania C</text:p>
      <text:p text:style-name="P1"/>
      <text:p text:style-name="P1">Leader este cel care are cel mai mare procent din <text:s/>PP</text:p>
      <text:p text:style-name="P1">Challanger-ul este a doua companie dupa Leader</text:p>
      <text:p text:style-name="P1"/>
      <text:p text:style-name="P1">PRP (Parte Relativa de Piata) – se calculeaza raportat la Leader (in cazul in care nu se calculeaza pentru Leader) si raportat la Challanger (cand calculul se face pentru Leader) astfel</text:p>
      <text:p text:style-name="P1"/>
      <text:p text:style-name="P1">PRP Leader <text:s text:c="7"/>= V leader/V challanger</text:p>
      <text:p text:style-name="P1">PRP Challanger <text:s/>= V challanger / C leader</text:p>
      <text:p text:style-name="P1">PRP CompX <text:s text:c="6"/>= <text:s/>V CompX/V leader</text:p>
      <text:p text:style-name="P1"/>
      <text:p text:style-name="P1">Performanta comerciala:</text:p>
      <text:p text:style-name="P1">Se iau valorile din Anul n si Anul n+1 si se masoara evolutiile companiil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0:55:15.261567473</meta:creation-date>
    <dc:date>2022-06-21T12:28:47.258333914</dc:date>
    <meta:editing-duration>PT1H15M17S</meta:editing-duration>
    <meta:editing-cycles>1</meta:editing-cycles>
    <meta:document-statistic meta:table-count="0" meta:image-count="0" meta:object-count="0" meta:page-count="1" meta:paragraph-count="12" meta:word-count="109" meta:character-count="624" meta:non-whitespace-character-count="510"/>
    <meta:generator>LibreOffice/7.3.3.2$Linux_X86_64 LibreOffice_project/30$Build-2</meta:generator>
  </office:meta>
</office:document-meta>
</file>